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umbi" svg:font-family="Karumbi" style:font-pitch="variable"/>
    <style:font-face style:name="Klee One" svg:font-family="'Klee O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579d1c" draw:textarea-horizontal-align="justify" draw:textarea-vertical-align="middle" draw:auto-grow-height="false" fo:min-height="8.348cm" fo:min-width="12.481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loext:graphic-properties draw:fill="solid" draw:fill-color="#579d1c"/>
      <style:paragraph-properties fo:text-align="center"/>
      <style:text-properties fo:color="#ffffff" style:font-name="Liberation Sans Narrow" fo:font-size="72pt" fo:font-weight="normal" style:font-size-asian="72pt" style:font-weight-asian="normal" style:font-size-complex="72pt" style:font-weight-complex="normal"/>
    </style:style>
    <style:style style:name="T1" style:family="text">
      <style:text-properties fo:color="#ffffff" style:font-name="Liberation Sans Narrow" fo:font-size="72pt" fo:font-weight="normal" style:font-size-asian="72pt" style:font-weight-asian="normal" style:font-size-complex="7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2.981cm" svg:height="8.598cm" draw:transform="rotate (-0.593411945678071) translate (9.538cm 5.5cm)">
            <text:p text:style-name="P1"><text:span text:style-name="T1">TIM</text:span><text:span text:style-name="T1">EO</text:span><text:span text:style-name="T1">UT </text:span><text:span text:style-name="T1">3</text:span></text:p>
            <draw:enhanced-geometry svg:viewBox="0 0 21600 21600" draw:mirror-vertical="false" draw:type="rectangle" draw:enhanced-path="M 0 0 L 21600 0 21600 21600 0 21600 0 0 Z N"/>
          </draw:custom-shape>
          <draw:custom-shape draw:style-name="gr1" draw:text-style-name="P2" draw:layer="layout" svg:width="12.981cm" svg:height="8.598cm" draw:transform="rotate (-0.187622894589391) translate (12.105cm 4.53cm)">
            <text:p text:style-name="P1"><text:span text:style-name="T1">TI</text:span><text:span text:style-name="T1">M</text:span><text:span text:style-name="T1">EO</text:span><text:span text:style-name="T1">UT </text:span><text:span text:style-name="T1">2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" draw:text-style-name="P2" draw:layer="layout" svg:width="12.981cm" svg:height="8.598cm" draw:transform="rotate (0.212581102892909) translate (3.9cm 3.896cm)">
            <text:p text:style-name="P1"><text:span text:style-name="T1">TIM</text:span><text:span text:style-name="T1">EO</text:span><text:span text:style-name="T1">UT </text:span><text:span text:style-name="T1">1</text:span></text:p>
            <draw:enhanced-geometry svg:viewBox="0 0 21600 21600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umbi" svg:font-family="Karumbi" style:font-pitch="variable"/>
    <style:font-face style:name="Klee One" svg:font-family="'Klee O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09T21:14:23.525584216</meta:creation-date>
    <dc:date>2022-09-09T21:30:40.495895449</dc:date>
    <meta:editing-duration>PT16M15S</meta:editing-duration>
    <meta:editing-cycles>6</meta:editing-cycles>
    <meta:generator>LibreOffice/6.0.7.3$Linux_X86_64 LibreOffice_project/00m0$Build-3</meta:generator>
    <meta:document-statistic meta:object-count="4"/>
  </office:meta>
</office:document-meta>
</file>